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Times3" svg:font-family="Times" style:font-adornments="Bold" style:font-family-generic="roman"/>
    <style:font-face style:name="Times2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5.342cm"/>
    </style:style>
    <style:style style:name="gr2" style:family="graphic" style:parent-style-name="objectwithoutfill">
      <style:graphic-properties draw:stroke="dash" draw:stroke-dash="Fine_20_Dashed"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.025cm" svg:stroke-color="#000000" draw:marker-start="Arrow_20_concave" draw:marker-start-width="0.254cm" draw:marker-end="Arrow_20_concave" draw:marker-end-width="0.254cm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marker-start="Arrow_20_concave" draw:marker-start-width="0.266cm" draw:marker-end="Arrow_20_concave" draw:marker-end-width="0.266cm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25cm" draw:marker-start="Dimension_20_Lines" draw:marker-start-width="0.266cm" draw:marker-end="Arrow_20_concave" draw:marker-end-width="0.24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93cm"/>
    </style:style>
    <style:style style:name="gr9" style:family="graphic" style:parent-style-name="objectwithoutfill">
      <style:graphic-properties svg:stroke-width="0.025cm" draw:marker-start="Arrow_20_concave" draw:marker-start-width="0.266cm" draw:marker-end="Arrow_20_concave" draw:marker-end-width="0.254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04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Times2" fo:font-size="18pt" fo:font-style="normal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style:font-name="Times2" fo:font-size="18pt" fo:font-style="normal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paragraph-properties fo:text-align="center"/>
      <style:text-properties style:font-name="Times3" fo:font-size="18pt" fo:font-style="normal" fo:font-weight="normal" style:font-size-asian="18pt" style:font-size-complex="18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Times2" fo:font-size="18pt" fo:font-style="normal" style:font-size-asian="18pt" style:font-size-complex="18pt"/>
    </style:style>
    <style:style style:name="T1" style:family="text">
      <style:text-properties style:font-name="Times2" fo:font-size="18pt" fo:font-style="normal" style:font-size-asian="18pt" style:font-size-complex="18pt"/>
    </style:style>
    <style:style style:name="T2" style:family="text">
      <style:text-properties style:text-position="-33% 58%" style:font-name="Times2" fo:font-size="18pt" fo:font-style="normal" style:font-size-asian="18pt" style:font-size-complex="18pt"/>
    </style:style>
    <style:style style:name="T3" style:family="text">
      <style:text-properties style:font-name="Times2" fo:font-size="18pt" fo:font-style="normal" style:font-size-asian="18pt" style:font-style-asian="italic" style:font-size-complex="18pt" style:font-style-complex="italic"/>
    </style:style>
    <style:style style:name="T4" style:family="text">
      <style:text-properties style:text-position="sub 58%" style:font-name="Times2" fo:font-size="18pt" fo:font-style="normal" style:font-size-asian="18pt" style:font-size-complex="18pt"/>
    </style:style>
    <style:style style:name="T5" style:family="text">
      <style:text-properties style:font-name="Times3" fo:font-size="18pt" fo:font-style="normal" fo:font-weight="normal" style:font-size-asian="18pt" style:font-size-complex="18pt"/>
    </style:style>
    <style:style style:name="T6" style:family="text">
      <style:text-properties style:text-position="sub 58%" style:font-name="Times3" fo:font-size="1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0.254cm" svg:x="3.251cm" svg:y="1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0.254cm" svg:x="3.251cm" svg:y="12.07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75cm" svg:y1="1.725cm" svg:x2="3.275cm" svg:y2="12.291cm">
          <text:p/>
        </draw:line>
        <draw:line draw:style-name="gr2" draw:text-style-name="P2" draw:layer="layout" svg:x1="9.063cm" svg:y1="1.725cm" svg:x2="9.063cm" svg:y2="12.291cm">
          <text:p/>
        </draw:line>
        <draw:line draw:style-name="gr3" draw:text-style-name="P3" draw:layer="layout" svg:x1="3.251cm" svg:y1="13.646cm" svg:x2="9.093cm" svg:y2="13.646cm">
          <text:p/>
        </draw:line>
        <draw:line draw:style-name="gr4" draw:text-style-name="P3" draw:layer="layout" svg:x1="2.124cm" svg:y1="1.871cm" svg:x2="2.127cm" svg:y2="12.082cm">
          <text:p/>
        </draw:line>
        <draw:frame draw:style-name="gr5" draw:text-style-name="P4" draw:layer="layout" svg:width="1.27cm" svg:height="1.27cm" svg:x="0.83cm" svg:y="6.129cm">
          <draw:text-box>
            <text:p text:style-name="P3"><text:span text:style-name="T1">H</text:span></text:p>
          </draw:text-box>
        </draw:frame>
        <draw:frame draw:style-name="gr5" draw:text-style-name="P4" draw:layer="layout" svg:width="1.27cm" svg:height="1.27cm" svg:x="5.63cm" svg:y="12.429cm">
          <draw:text-box>
            <text:p text:style-name="P3"><text:span text:style-name="T1">L</text:span></text:p>
          </draw:text-box>
        </draw:frame>
        <draw:line draw:style-name="gr6" draw:text-style-name="P2" draw:layer="layout" svg:x1="3.251cm" svg:y1="5.605cm" svg:x2="9.093cm" svg:y2="5.605cm">
          <text:p/>
        </draw:line>
        <draw:frame draw:style-name="gr5" draw:text-style-name="P4" draw:layer="layout" svg:width="1.27cm" svg:height="1.27cm" svg:x="7.229cm" svg:y="6.35cm">
          <draw:text-box>
            <text:p text:style-name="P3"><text:span text:style-name="T1">y</text:span><text:span text:style-name="T2">0</text:span></text:p>
          </draw:text-box>
        </draw:frame>
        <draw:line draw:style-name="gr7" draw:text-style-name="P2" draw:layer="layout" svg:x1="9.846cm" svg:y1="5.629cm" svg:x2="9.846cm" svg:y2="7.534cm">
          <text:p/>
        </draw:line>
        <draw:frame draw:style-name="gr8" draw:text-style-name="P5" draw:layer="layout" svg:width="1.397cm" svg:height="1.243cm" svg:x="9.59cm" svg:y="5.683cm">
          <draw:text-box>
            <text:p text:style-name="P3"><text:span text:style-name="T3">g</text:span></text:p>
          </draw:text-box>
        </draw:frame>
        <draw:line draw:style-name="gr9" draw:text-style-name="P2" draw:layer="layout" svg:x1="7.192cm" svg:y1="12.052cm" svg:x2="7.192cm" svg:y2="5.575cm">
          <text:p/>
        </draw:line>
        <draw:frame draw:style-name="gr10" draw:text-style-name="P4" draw:layer="layout" svg:width="1.27cm" svg:height="1.295cm" svg:x="9.13cm" svg:y="11.617cm">
          <draw:text-box>
            <text:p text:style-name="P3"><text:span text:style-name="T1">T</text:span><text:span text:style-name="T4">b</text:span></text:p>
          </draw:text-box>
        </draw:frame>
        <draw:frame draw:style-name="gr10" draw:text-style-name="P6" draw:layer="layout" svg:width="1.27cm" svg:height="1.295cm" svg:x="9.13cm" svg:y="1.217cm">
          <draw:text-box>
            <text:p text:style-name="P3"><text:span text:style-name="T5">T</text:span><text:span text:style-name="T6">t</text:span></text:p>
          </draw:text-box>
        </draw:frame>
        <draw:frame draw:style-name="gr5" draw:text-style-name="P8" draw:layer="layout" svg:width="3.175cm" svg:height="1.27cm" svg:x="3.54cm" svg:y="5.826cm">
          <draw:text-box>
            <text:p text:style-name="P7"><text:span text:style-name="T1">líquido</text:span></text:p>
          </draw:text-box>
        </draw:frame>
        <draw:frame draw:style-name="gr5" draw:text-style-name="P8" draw:layer="layout" svg:width="3.175cm" svg:height="1.27cm" svg:x="3.541cm" svg:y="4.026cm">
          <draw:text-box>
            <text:p text:style-name="P7"><text:span text:style-name="T1">vap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 style:font-family-generic="roman"/>
    <style:font-face style:name="Times3" svg:font-family="Times" style:font-adornments="Bold" style:font-family-generic="roman"/>
    <style:font-face style:name="Times2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2.065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quiel Fogliatto</meta:initial-creator>
    <meta:creation-date>2018-03-06T09:24:35.146842524</meta:creation-date>
    <dc:date>2020-09-08T12:10:15.799333393</dc:date>
    <dc:creator>Ezequiel Fogliatto</dc:creator>
    <meta:editing-duration>PT18M3S</meta:editing-duration>
    <meta:editing-cycles>8</meta:editing-cycles>
    <meta:generator>LibreOffice/6.1.5.2$Linux_X86_64 LibreOffice_project/10$Build-2</meta:generator>
    <meta:document-statistic meta:object-count="17"/>
  </office:meta>
</office:document-meta>
</file>